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officeooo:paragraph-rsid="00922276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Footnote">
      <style:text-properties style:font-name="Arial" fo:font-size="9pt" style:font-size-asian="9pt" style:font-size-complex="9pt"/>
    </style:style>
    <style:style style:name="P49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0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98c7f2"/>
    </style:style>
    <style:style style:name="T10" style:family="text">
      <style:text-properties officeooo:rsid="00932361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00ad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701956"/>
    </style:style>
    <style:style style:name="T27" style:family="text">
      <style:text-properties officeooo:rsid="006eb361"/>
    </style:style>
    <style:style style:name="T28" style:family="text">
      <style:text-properties officeooo:rsid="00b8393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62715b"/>
    </style:style>
    <style:style style:name="T34" style:family="text">
      <style:text-properties officeooo:rsid="00642888"/>
    </style:style>
    <style:style style:name="T35" style:family="text">
      <style:text-properties officeooo:rsid="00669e81"/>
    </style:style>
    <style:style style:name="T36" style:family="text">
      <style:text-properties officeooo:rsid="0076ac89"/>
    </style:style>
    <style:style style:name="T37" style:family="text">
      <style:text-properties officeooo:rsid="00781aa5"/>
    </style:style>
    <style:style style:name="T38" style:family="text">
      <style:text-properties officeooo:rsid="00794ba6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9a18a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6"><text:span text:style-name="T34">{entity} - </text:span>{mycompany_name}</text:p>
          </table:table-cell>
          <table:table-cell table:style-name="Tableau1.C1" table:number-rows-spanned="3" office:value-type="string">
            <text:p text:style-name="P15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32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49">En fonction des réglages cette liste contient les risques de l'unité de travail, les risques hérités, les risques partagés.</text:p></text:note-body></text:note> associés à <text:span text:style-name="T35">l'</text:span>unité <text:span text:style-name="T15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19744210000">
          <table:table-cell table:style-name="Tableau3.A1" office:value-type="string">
            <text:p text:style-name="P43"><text:span text:style-name="T33">S</text:span><text:note text:id="ftn2" text:note-class="footnote"><text:note-citation>2</text:note-citation><text:note-body><text:p text:style-name="P51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20">ou</text:span> GP</text:p>
          </table:table-cell>
          <table:table-cell table:style-name="Tableau3.A1" office:value-type="string">
            <text:p text:style-name="P33">Id <text:span text:style-name="T22">RA</text:span></text:p>
          </table:table-cell>
          <table:table-cell table:style-name="Tableau3.A1" office:value-type="string">
            <text:p text:style-name="P33">Cot</text:p>
          </table:table-cell>
          <table:table-cell table:style-name="Tableau3.A1" office:value-type="string">
            <text:p text:style-name="P35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3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40">Plan d’action<text:span text:style-name="T28">s</text:span></text:p>
          </table:table-cell>
        </table:table-row>
        <table:table-row table:style-name="TableLine2119744216256"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9"><text:span text:style-name="T12">Actions en </text:span>cours :</text:p>
            <text:p text:style-name="P9"/>
            <text:p text:style-name="P11">{actionPreventionUncompleted}</text:p>
            <text:p text:style-name="P11"/>
            <text:p text:style-name="P9"><text:span text:style-name="T12">Action</text:span><text:span text:style-name="T9">s</text:span><text:span text:style-name="T12"> réalisées </text:span>:</text:p>
            <text:p text:style-name="P12"/>
            <text:p text:style-name="P11"><text:span text:style-name="T29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10"><text:span text:style-name="T12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2">Action</text:span><text:span text:style-name="T9">s</text:span><text:span text:style-name="T12"> réalisées </text:span>:</text:p>
            <text:p text:style-name="P13"/>
            <text:p text:style-name="P8"><text:span text:style-name="T29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10"><text:span text:style-name="T12">Actions en </text:span>cours :</text:p>
            <text:p text:style-name="P10"/>
            <text:p text:style-name="P11">{actionPreventionUncompleted}</text:p>
            <text:p text:style-name="P11"/>
            <text:p text:style-name="P10"><text:soft-page-break/><text:span text:style-name="T12">Action réalisées </text:span>:</text:p>
            <text:p text:style-name="P10"/>
            <text:p text:style-name="P8"><text:span text:style-name="T29">{actionPreventionCompleted}</text:span>[!-- END row.risk2 --]</text:p>
          </table:table-cell>
        </table:table-row>
        <table:table-row table:style-name="TableLine2119744215712"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10"><text:span text:style-name="T12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2">Action</text:span><text:span text:style-name="T9">s</text:span><text:span text:style-name="T12"> réalisées </text:span>:</text:p>
            <text:p text:style-name="P10"/>
            <text:p text:style-name="P8"><text:span text:style-name="T29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6">l’évaluation des risques pour cette unité de travail</text:span> et combien de temps. <text:span text:style-name="T13">L</text:span>es personnels <text:span text:style-name="T27">ci-dessous </text:span>ont été impliqués dans la <text:span text:style-name="T13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119744206736">
          <table:table-cell table:style-name="Tableau4.A1" office:value-type="string">
            <text:p text:style-name="P34">S – UT ou GP</text:p>
          </table:table-cell>
          <table:table-cell table:style-name="Tableau4.A1" office:value-type="string">
            <text:p text:style-name="P34">Id. <text:span text:style-name="T37">Eva</text:span><text:note text:id="ftn3" text:note-class="footnote"><text:note-citation>3</text:note-citation><text:note-body><text:p text:style-name="P50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3">Date entretien</text:p>
          </table:table-cell>
          <table:table-cell table:style-name="Tableau4.A1" office:value-type="string">
            <text:p text:style-name="P33">Durée entretien</text:p>
          </table:table-cell>
          <table:table-cell table:style-name="Tableau4.E1" office:value-type="string">
            <text:p text:style-name="P33">Nom</text:p>
          </table:table-cell>
          <table:table-cell table:style-name="Tableau4.E1" office:value-type="string">
            <text:p text:style-name="P33">Prénom</text:p>
          </table:table-cell>
          <table:table-cell table:style-name="Tableau4.G1" office:value-type="string">
            <text:p text:style-name="P36">Poste/Fon<text:span text:style-name="T41">c</text:span>tion</text:p>
          </table:table-cell>
        </table:table-row>
        <table:table-row table:style-name="TableLine2119744215984"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4" text:note-class="footnote"><text:note-citation>4</text:note-citation><text:note-body><text:p text:style-name="P48">En fonction des réglages cette liste contient les <text:span text:style-name="T38">signalisations</text:span> de l'unité de travail, les <text:span text:style-name="T38">signalisations</text:span> hérité<text:span text:style-name="T38">e</text:span>s, les <text:span text:style-name="T38">signalisations </text:span>partagé<text:span text:style-name="T38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19744213808">
          <table:table-cell table:style-name="Table1.A1" office:value-type="string">
            <text:p text:style-name="P44"><text:span text:style-name="T33">S</text:span> –<text:span text:style-name="T33"> U</text:span>T <text:span text:style-name="T20">ou</text:span> GP</text:p>
          </table:table-cell>
          <table:table-cell table:style-name="Table1.A1" office:value-type="string">
            <text:p text:style-name="P30">Id. <text:span text:style-name="T36">Sig</text:span></text:p>
          </table:table-cell>
          <table:table-cell table:style-name="Table1.A1" office:value-type="string">
            <text:p text:style-name="P31">Pict. Sig</text:p>
          </table:table-cell>
          <table:table-cell table:style-name="Table1.D1" office:value-type="string">
            <text:p text:style-name="P17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</table:table-row>
        <table:table-row table:style-name="TableLine2119744236384">
          <table:table-cell table:style-name="Table1.A2" office:value-type="string">
            <text:p text:style-name="P26">[!-- BEGIN row.affectedRecommandation --]{nomElement}</text:p>
          </table:table-cell>
          <table:table-cell table:style-name="Table1.B2" office:value-type="string">
            <text:p text:style-name="P26">{identifiantRecommandation}</text:p>
          </table:table-cell>
          <table:table-cell table:style-name="Table1.C2" office:value-type="string">
            <text:p text:style-name="P26">{recommandationIcon}</text:p>
            <text:p text:style-name="P42">{recommandationName}</text:p>
          </table:table-cell>
          <table:table-cell table:style-name="Table1.D2" office:value-type="string">
            <text:p text:style-name="P26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19744219248">
          <table:table-cell table:style-name="Tableau2.A1" office:value-type="string">
            <text:p text:style-name="P29">Id. <text:span text:style-name="T31">AT/MP</text:span></text:p>
          </table:table-cell>
          <table:table-cell table:style-name="Tableau2.A1" office:value-type="string">
            <text:p text:style-name="P32">Nbre jours AT</text:p>
          </table:table-cell>
          <table:table-cell table:style-name="Tableau2.C1" office:value-type="string">
            <text:p text:style-name="P18"><text:span text:style-name="T23">Description </text:span><text:span text:style-name="T24">du presque accident ou accident</text:span></text:p>
          </table:table-cell>
        </table:table-row>
        <table:table-row table:style-name="TableLine2119744219792">
          <table:table-cell table:style-name="Tableau2.A2" office:value-type="string">
            <text:p text:style-name="P27">[!-- BEGIN row.affectedAccident --]{identifiantAccident} - {AccidentName}</text:p>
          </table:table-cell>
          <table:table-cell table:style-name="Tableau2.B2" office:value-type="string">
            <text:p text:style-name="P27">{AccidentWorkStopDays}</text:p>
          </table:table-cell>
          <table:table-cell table:style-name="Tableau2.C2" office:value-type="string">
            <text:p text:style-name="P27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119744229312">
          <table:table-cell table:style-name="Tableau5.A1" office:value-type="string">
            <text:p text:style-name="P19"><text:span text:style-name="T40">N°</text:span> du ticket</text:p>
          </table:table-cell>
          <table:table-cell table:style-name="Tableau5.A1" office:value-type="string">
            <text:p text:style-name="P20">Date création</text:p>
          </table:table-cell>
          <table:table-cell table:style-name="Tableau5.A1" office:value-type="string">
            <text:p text:style-name="P47">Sujet</text:p>
          </table:table-cell>
          <table:table-cell table:style-name="Tableau5.A1" office:value-type="string">
            <text:p text:style-name="P46">Progression</text:p>
          </table:table-cell>
          <table:table-cell table:style-name="Tableau5.E1" office:value-type="string">
            <text:p text:style-name="P45">État</text:p>
          </table:table-cell>
        </table:table-row>
        <table:table-row table:style-name="Tableau5.2">
          <table:table-cell table:style-name="Tableau5.A2" office:value-type="string">
            <text:p text:style-name="P28">[!-- BEGIN row.tickets --]{refticket}</text:p>
          </table:table-cell>
          <table:table-cell table:style-name="Tableau5.B2" office:value-type="string">
            <text:p text:style-name="P28">{creation_date}</text:p>
          </table:table-cell>
          <table:table-cell table:style-name="Tableau5.C2" office:value-type="string">
            <text:p text:style-name="P28">{subject}</text:p>
          </table:table-cell>
          <table:table-cell table:style-name="Tableau5.D2" office:value-type="string">
            <text:p text:style-name="P28">{progress}</text:p>
          </table:table-cell>
          <table:table-cell table:style-name="Tableau5.E2" office:value-type="string">
            <text:p text:style-name="P28">{status} [!-- END row.tickets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8c7f2"/>
    </style:style>
    <style:style style:name="MT7" style:family="text">
      <style:text-properties officeooo:rsid="0093236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1</text:span><text:span text:style-name="MT4"> - 20220</text:span><text:span text:style-name="MT7">92</text:span><text:span text:style-name="MT6">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0M42S</meta:editing-duration>
    <meta:editing-cycles>223</meta:editing-cycles>
    <meta:generator>LibreOffice/7.1.6.2$Windows_X86_64 LibreOffice_project/0e133318fcee89abacd6a7d077e292f1145735c3</meta:generator>
    <dc:date>2022-10-18T15:03:32.11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8" meta:word-count="400" meta:character-count="3252" meta:non-whitespace-character-count="2968"/>
    <meta:user-defined meta:name="Langue">Francais</meta:user-defined>
    <meta:user-defined meta:name="URL">www.digirisk.com</meta:user-defined>
  </office:meta>
</office:document-meta>
</file>